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0e598cd" officeooo:paragraph-rsid="00ea0428"/>
    </style:style>
    <style:style style:name="P3" style:family="paragraph" style:parent-style-name="Text_20_body">
      <style:text-properties officeooo:rsid="0107e222" officeooo:paragraph-rsid="0107e222"/>
    </style:style>
    <style:style style:name="P4" style:family="paragraph" style:parent-style-name="Text_20_body" style:list-style-name="L1">
      <style:text-properties officeooo:rsid="00e598cd" officeooo:paragraph-rsid="00ea0428"/>
    </style:style>
    <style:style style:name="P5" style:family="paragraph" style:parent-style-name="Text_20_body" style:list-style-name="L2">
      <style:text-properties officeooo:rsid="00e598cd" officeooo:paragraph-rsid="00ea0428"/>
    </style:style>
    <style:style style:name="P6" style:family="paragraph" style:parent-style-name="Text_20_body">
      <style:text-properties officeooo:rsid="011efff2" officeooo:paragraph-rsid="00ea0428"/>
    </style:style>
    <style:style style:name="P7" style:family="paragraph" style:parent-style-name="Text_20_body" style:list-style-name="L2">
      <style:text-properties officeooo:rsid="00eb889c" officeooo:paragraph-rsid="00ea0428"/>
    </style:style>
    <style:style style:name="T1" style:family="text">
      <style:text-properties officeooo:rsid="00e91d1a"/>
    </style:style>
    <style:style style:name="T2" style:family="text">
      <style:text-properties officeooo:rsid="00eb889c"/>
    </style:style>
    <style:style style:name="T3" style:family="text">
      <style:text-properties officeooo:rsid="00e598cd"/>
    </style:style>
    <style:style style:name="T4" style:family="text">
      <style:text-properties officeooo:rsid="011d0328"/>
    </style:style>
    <style:style style:name="T5" style:family="text">
      <style:text-properties officeooo:rsid="011efff2"/>
    </style:style>
    <style:style style:name="T6" style:family="text">
      <style:text-properties officeooo:rsid="0120cdfa"/>
    </style:style>
    <style:style style:name="T7" style:family="text">
      <style:text-properties officeooo:rsid="0122a522"/>
    </style:style>
    <style:style style:name="T8" style:family="text">
      <style:text-properties officeooo:rsid="012340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1">190<text:span text:style-name="T1">916</text:span>, updated <text:span text:style-name="T1">16</text:span>.<text:span text:style-name="T1">9</text:span>.2019/pekka</text:p>
      <text:p text:style-name="P3">The “pins” library separates IO application from hardware level IO functions, so the same IO application can be run on different micro-controllers or as Linux/Windows simulation. This library is optional: Any other IO library can be used <text:span text:style-name="T4">as well</text:span>. Typically IO hardware accessed tough the “pins” interface are <text:span text:style-name="T3">GPIO, ADC/DAC, PWM, </text:span>timers, <text:span text:style-name="T3">etc. </text:span></text:p>
      <text:h text:style-name="Heading_20_2" text:outline-level="2">About “pins” library</text:h>
      <text:p text:style-name="P2">Function of the "pins" <text:span text:style-name="T2">library </text:span>is to:</text:p>
      <text:list xml:id="list4213202426" text:style-name="L1">
        <text:list-item>
          <text:p text:style-name="P4">Provide an application with hardware independent access to GPIO, analogs, PWM, timers, etc.</text:p>
        </text:list-item>
        <text:list-item>
          <text:p text:style-name="P4"><text:span text:style-name="T6">Connect IO to communication without minimal application code</text:span>.</text:p>
        </text:list-item>
        <text:list-item>
          <text:p text:style-name="P4"><text:span text:style-name="T7">H</text:span>ardware configuration <text:span text:style-name="T7">is written in JSON </text:span>only once and <text:span text:style-name="T8">converted to </text:span>C code, <text:span text:style-name="T8">connected to IOCOM and </text:span>document<text:span text:style-name="T8">ed by scripts</text:span>.</text:p>
        </text:list-item>
      </text:list>
      <text:p text:style-name="P2"/>
      <text:p text:style-name="P6">Key points</text:p>
      <text:list xml:id="list2224868517" text:style-name="L2">
        <text:list-item>
          <text:p text:style-name="P5">Hardware <text:span text:style-name="T2">specific</text:span> IO headers are not included in application (except when there is need to bypass "pins").</text:p>
        </text:list-item>
        <text:list-item>
          <text:p text:style-name="P7"><text:span text:style-name="T5">Somewhere we need to map h</text:span>ardware <text:span text:style-name="T5">pin numbers</text:span>, etc. need to <text:span text:style-name="T5">the </text:span>application. This could be simply written as one C file. <text:span text:style-name="T5">Here approach is to write </text:span>it as JSON and then generate the C file<text:span text:style-name="T5">s</text:span> automatically by Python script. This enable using the PIN information to automate <text:span text:style-name="T5">mapping IO pins to IOCOM signals, generate </text:span>documentation <text:span text:style-name="T5">by scripts, etc, and not write same information twice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26T20:30:02.444610830</dc:date>
    <meta:editing-duration>P2DT10H37M13S</meta:editing-duration>
    <meta:editing-cycles>240</meta:editing-cycles>
    <meta:generator>LibreOffice/6.2.4.2$Linux_X86_64 LibreOffice_project/20$Build-2</meta:generator>
    <meta:document-statistic meta:table-count="0" meta:image-count="0" meta:object-count="0" meta:page-count="1" meta:paragraph-count="11" meta:word-count="197" meta:character-count="1219" meta:non-whitespace-character-count="1036"/>
  </office:meta>
</office:document-meta>
</file>